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svg:stroke-width="0.102cm" svg:stroke-color="#ffff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02cm" svg:stroke-color="#ff8000" draw:marker-start-width="0.355cm" draw:marker-end-width="0.355cm" draw:fill-color="#ffff00" draw:textarea-horizontal-align="justify" draw:textarea-vertical-align="middle" draw:auto-grow-height="false" fo:min-height="0.648cm" fo:min-width="0.398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e6e905" draw:fill-color="#e6e905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 loext:decorative="false"/>
    </style:style>
    <style:style style:name="gr9" style:family="graphic" style:parent-style-name="objectwithoutfill">
      <style:graphic-properties svg:stroke-width="0.051cm" svg:stroke-color="#ffbf00" draw:marker-start-width="0.279cm" draw:marker-end="Arrowheads_20_2" draw:marker-end-width="0.376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svg:stroke-width="0.102cm" svg:stroke-color="#ffbf00" draw:marker-start-width="0.355cm" draw:marker-end-width="0.355cm" draw:fill-color="#ffff00" draw:textarea-horizontal-align="justify" draw:textarea-vertical-align="middle" draw:auto-grow-height="false" fo:min-height="0.648cm" fo:min-width="0.398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02cm" svg:stroke-color="#ffff00" draw:marker-start-width="0.355cm" draw:marker-end-width="0.355cm" draw:fill-color="#ffff00" draw:textarea-horizontal-align="justify" draw:textarea-vertical-align="middle" draw:auto-grow-height="false" fo:min-height="0.648cm" fo:min-width="0.398cm" fo:padding-top="0.175cm" fo:padding-bottom="0.175cm" fo:padding-left="0.3cm" fo:padding-right="0.3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02cm" svg:stroke-color="#ffbf00" draw:marker-start-width="0.355cm" draw:marker-end-width="0.355cm" draw:fill-color="#ffff00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2cm" svg:stroke-color="#ffff00" draw:marker-start-width="0.355cm" draw:marker-end-width="0.355cm" draw:fill-color="#ffff00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standard">
      <style:graphic-properties svg:stroke-color="#ffff00" draw:fill-color="#ffff00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ffbf00" draw:marker-end="Arrowheads_20_3" draw:marker-end-width="0.3cm" draw:fill="none" draw:textarea-vertical-align="middle" loext:decorative="false"/>
    </style:style>
    <style:style style:name="gr17" style:family="graphic" style:parent-style-name="objectwithoutfill">
      <style:graphic-properties svg:stroke-width="0.102cm" svg:stroke-color="#2a6099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svg:stroke-width="0cm" svg:stroke-color="#2a6099" draw:marker-start-width="0.203cm" draw:marker-end-width="0.203cm" draw:fill-color="#729fcf" draw:textarea-horizontal-align="justify" draw:textarea-vertical-align="middle" draw:auto-grow-height="false" fo:min-height="0.548cm" fo:min-width="0.298cm" fo:padding-top="0.125cm" fo:padding-bottom="0.125cm" fo:padding-left="0.25cm" fo:padding-right="0.2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02cm" svg:stroke-color="#ffff00" draw:marker-start-width="0.355cm" draw:marker-end-width="0.355cm" draw:fill-color="#ffff00" draw:textarea-horizontal-align="left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 fo:border="none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/>
      <style:text-properties fo:color="#ff8000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00"/>
      <style:paragraph-properties fo:text-align="center" style:writing-mode="lr-tb"/>
    </style:style>
    <style:style style:name="P7" style:family="paragraph">
      <loext:graphic-properties draw:fill-color="#e6e905"/>
      <style:paragraph-properties fo:text-align="center" style:writing-mode="lr-tb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00"/>
      <style:paragraph-properties fo:text-align="center" style:writing-mode="lr-tb"/>
      <style:text-properties fo:font-size="18pt"/>
    </style:style>
    <style:style style:name="P11" style:family="paragraph">
      <style:paragraph-properties fo:text-align="center"/>
      <style:text-properties fo:color="#ff8000" loext:opacity="100%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color="#800080" loext:opacity="100%" fo:font-size="9pt" style:font-size-asian="9pt" style:font-size-complex="9pt"/>
    </style:style>
    <style:style style:name="P15" style:family="paragraph">
      <loext:graphic-properties draw:fill-color="#729fcf"/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text-properties fo:color="#ff0000" loext:opacity="100%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ff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uild" draw:style-name="dp1" draw:master-page-name="Default" presentation:presentation-page-layout-name="AL1T0">
        <office:forms form:automatic-focus="false" form:apply-design-mode="false"/>
        <draw:frame draw:style-name="gr1" draw:layer="layout" svg:width="14.098cm" svg:height="0.961cm" svg:x="6.963cm" svg:y="11.0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2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6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2" draw:layer="layout" svg:x1="8.59cm" svg:y1="7.721cm" svg:x2="7.83cm" svg:y2="9.525cm">
          <text:p/>
        </draw:line>
        <draw:custom-shape draw:style-name="gr3" draw:text-style-name="P3" draw:layer="layout" svg:width="1.27cm" svg:height="1.27cm" svg:x="7.085cm" svg:y="9.05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78cm" svg:y1="7.721cm" svg:x2="9.513cm" svg:y2="9.525cm">
          <text:p/>
        </draw:line>
        <draw:custom-shape draw:style-name="gr3" draw:text-style-name="P3" draw:layer="layout" svg:width="1.27cm" svg:height="1.27cm" svg:x="8.986cm" svg:y="9.05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19cm" svg:y1="7.721cm" svg:x2="11.43cm" svg:y2="9.525cm">
          <text:p/>
        </draw:line>
        <draw:custom-shape draw:style-name="gr3" draw:text-style-name="P3" draw:layer="layout" svg:width="1.27cm" svg:height="1.27cm" svg:x="10.787cm" svg:y="9.05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477cm" svg:y1="7.721cm" svg:x2="13.112cm" svg:y2="9.525cm">
          <text:p/>
        </draw:line>
        <draw:custom-shape draw:style-name="gr3" draw:text-style-name="P3" draw:layer="layout" svg:width="1.27cm" svg:height="1.27cm" svg:x="12.588cm" svg:y="9.05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9cm" svg:y1="7.721cm" svg:x2="14.83cm" svg:y2="9.525cm">
          <text:p/>
        </draw:line>
        <draw:custom-shape draw:style-name="gr3" draw:text-style-name="P3" draw:layer="layout" svg:width="1.27cm" svg:height="1.27cm" svg:x="14.289cm" svg:y="9.05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075cm" svg:y1="7.721cm" svg:x2="16.71cm" svg:y2="9.525cm">
          <text:p/>
        </draw:line>
        <draw:custom-shape draw:style-name="gr3" draw:text-style-name="P3" draw:layer="layout" svg:width="1.27cm" svg:height="1.27cm" svg:x="16.09cm" svg:y="9.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09cm" svg:y1="7.721cm" svg:x2="18.33cm" svg:y2="9.525cm">
          <text:p/>
        </draw:line>
        <draw:custom-shape draw:style-name="gr3" draw:text-style-name="P3" draw:layer="layout" svg:width="1.27cm" svg:height="1.27cm" svg:x="17.791cm" svg:y="9.06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76cm" svg:y1="7.721cm" svg:x2="20.011cm" svg:y2="9.525cm">
          <text:p/>
        </draw:line>
        <draw:custom-shape draw:style-name="gr3" draw:text-style-name="P3" draw:layer="layout" svg:width="1.27cm" svg:height="1.27cm" svg:x="19.492cm" svg:y="9.06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6cm" svg:y1="5.515cm" svg:x2="8.555cm" svg:y2="7.42cm">
          <text:p/>
        </draw:line>
        <draw:line draw:style-name="gr2" draw:text-style-name="P2" draw:layer="layout" svg:x1="10.461cm" svg:y1="5.516cm" svg:x2="8.556cm" svg:y2="7.421cm">
          <text:p/>
        </draw:line>
        <draw:custom-shape draw:style-name="gr3" draw:text-style-name="P3" draw:layer="layout" svg:width="1.27cm" svg:height="1.27cm" svg:x="8.092cm" svg:y="6.86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95cm" svg:y1="5.715cm" svg:x2="12.113cm" svg:y2="7.325cm">
          <text:p/>
        </draw:line>
        <draw:custom-shape draw:style-name="gr3" draw:text-style-name="P3" draw:layer="layout" svg:width="1.27cm" svg:height="1.27cm" svg:x="11.693cm" svg:y="6.86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262cm" svg:y1="5.517cm" svg:x2="15.357cm" svg:y2="7.422cm">
          <text:p/>
        </draw:line>
        <draw:custom-shape draw:style-name="gr3" draw:text-style-name="P3" draw:layer="layout" svg:width="1.27cm" svg:height="1.27cm" svg:x="15.194cm" svg:y="6.86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95cm" svg:y1="5.715cm" svg:x2="19.013cm" svg:y2="7.325cm">
          <text:p/>
        </draw:line>
        <draw:custom-shape draw:style-name="gr3" draw:text-style-name="P3" draw:layer="layout" svg:width="1.27cm" svg:height="1.27cm" svg:x="18.595cm" svg:y="6.86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7cm" svg:y1="3.175cm" svg:x2="10.956cm" svg:y2="5.221cm">
          <text:p/>
        </draw:line>
        <draw:custom-shape draw:style-name="gr3" draw:text-style-name="P3" draw:layer="layout" svg:width="1.27cm" svg:height="1.27cm" svg:x="9.893cm" svg:y="4.66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7cm" svg:y1="3.175cm" svg:x2="17.213cm" svg:y2="5.125cm">
          <text:p/>
        </draw:line>
        <draw:custom-shape draw:style-name="gr3" draw:text-style-name="P3" draw:layer="layout" svg:width="1.27cm" svg:height="1.27cm" svg:x="16.794cm" svg:y="4.66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3.395cm" svg:y="2.4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4.098cm" svg:height="0.961cm" svg:x="6.964cm" svg:y="11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4</text:span></text:p>
              </table:table-cell>
              <table:table-cell>
                <text:p text:style-name="P4"><text:span text:style-name="T1">5</text:span></text:p>
              </table:table-cell>
              <table:table-cell>
                <text:p text:style-name="P4"><text:span text:style-name="T1">6</text:span></text:p>
              </table:table-cell>
              <table:table-cell>
                <text:p text:style-name="P4"><text:span text:style-name="T1">7</text:span></text:p>
              </table:table-cell>
              <table:table-cell>
                <text:p text:style-name="P4"><text:span text:style-name="T1">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swer" draw:style-name="dp1" draw:master-page-name="Default" presentation:presentation-page-layout-name="AL1T0">
        <office:forms form:automatic-focus="false" form:apply-design-mode="false"/>
        <draw:frame draw:style-name="gr1" draw:layer="layout" svg:width="14.098cm" svg:height="0.961cm" svg:x="6.963cm" svg:y="11.0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2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6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2" draw:layer="layout" svg:x1="8.59cm" svg:y1="7.721cm" svg:x2="7.83cm" svg:y2="9.525cm">
          <text:p/>
        </draw:line>
        <draw:custom-shape draw:style-name="gr3" draw:text-style-name="P3" draw:layer="layout" svg:width="1.27cm" svg:height="1.27cm" svg:x="7.085cm" svg:y="9.05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78cm" svg:y1="7.721cm" svg:x2="9.513cm" svg:y2="9.525cm">
          <text:p/>
        </draw:line>
        <draw:custom-shape draw:style-name="gr3" draw:text-style-name="P3" draw:layer="layout" svg:width="1.27cm" svg:height="1.27cm" svg:x="8.986cm" svg:y="9.05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19cm" svg:y1="7.721cm" svg:x2="11.43cm" svg:y2="9.525cm">
          <text:p/>
        </draw:line>
        <draw:custom-shape draw:style-name="gr3" draw:text-style-name="P3" draw:layer="layout" svg:width="1.27cm" svg:height="1.27cm" svg:x="10.787cm" svg:y="9.05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477cm" svg:y1="7.721cm" svg:x2="13.112cm" svg:y2="9.525cm">
          <text:p/>
        </draw:line>
        <draw:custom-shape draw:style-name="gr3" draw:text-style-name="P3" draw:layer="layout" svg:width="1.27cm" svg:height="1.27cm" svg:x="12.588cm" svg:y="9.05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9cm" svg:y1="7.721cm" svg:x2="14.83cm" svg:y2="9.525cm">
          <text:p/>
        </draw:line>
        <draw:custom-shape draw:style-name="gr3" draw:text-style-name="P3" draw:layer="layout" svg:width="1.27cm" svg:height="1.27cm" svg:x="14.289cm" svg:y="9.05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075cm" svg:y1="7.721cm" svg:x2="16.71cm" svg:y2="9.525cm">
          <text:p/>
        </draw:line>
        <draw:custom-shape draw:style-name="gr3" draw:text-style-name="P3" draw:layer="layout" svg:width="1.27cm" svg:height="1.27cm" svg:x="16.09cm" svg:y="9.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09cm" svg:y1="7.721cm" svg:x2="18.33cm" svg:y2="9.525cm">
          <text:p/>
        </draw:line>
        <draw:custom-shape draw:style-name="gr6" draw:text-style-name="P6" draw:layer="layout" svg:width="1.27cm" svg:height="1.27cm" svg:x="17.791cm" svg:y="9.06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76cm" svg:y1="7.721cm" svg:x2="20.011cm" svg:y2="9.525cm">
          <text:p/>
        </draw:line>
        <draw:custom-shape draw:style-name="gr3" draw:text-style-name="P3" draw:layer="layout" svg:width="1.27cm" svg:height="1.27cm" svg:x="19.492cm" svg:y="9.06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6cm" svg:y1="5.515cm" svg:x2="8.555cm" svg:y2="7.42cm">
          <text:p/>
        </draw:line>
        <draw:line draw:style-name="gr2" draw:text-style-name="P2" draw:layer="layout" svg:x1="10.461cm" svg:y1="5.516cm" svg:x2="8.556cm" svg:y2="7.421cm">
          <text:p/>
        </draw:line>
        <draw:custom-shape draw:style-name="gr3" draw:text-style-name="P3" draw:layer="layout" svg:width="1.27cm" svg:height="1.27cm" svg:x="8.092cm" svg:y="6.86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795cm" svg:y1="5.715cm" svg:x2="12.113cm" svg:y2="7.325cm">
          <text:p/>
        </draw:line>
        <draw:custom-shape draw:style-name="gr6" draw:text-style-name="P6" draw:layer="layout" svg:width="1.27cm" svg:height="1.27cm" svg:x="11.693cm" svg:y="6.86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262cm" svg:y1="5.517cm" svg:x2="15.357cm" svg:y2="7.422cm">
          <text:p/>
        </draw:line>
        <draw:custom-shape draw:style-name="gr6" draw:text-style-name="P6" draw:layer="layout" svg:width="1.27cm" svg:height="1.27cm" svg:x="15.194cm" svg:y="6.86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695cm" svg:y1="5.715cm" svg:x2="19.013cm" svg:y2="7.325cm">
          <text:p/>
        </draw:line>
        <draw:custom-shape draw:style-name="gr7" draw:text-style-name="P7" draw:layer="layout" svg:width="1.27cm" svg:height="1.27cm" svg:x="18.595cm" svg:y="6.86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97cm" svg:y1="3.175cm" svg:x2="10.956cm" svg:y2="5.221cm">
          <text:p/>
        </draw:line>
        <draw:custom-shape draw:style-name="gr7" draw:text-style-name="P7" draw:layer="layout" svg:width="1.27cm" svg:height="1.27cm" svg:x="9.893cm" svg:y="4.66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97cm" svg:y1="3.175cm" svg:x2="17.213cm" svg:y2="5.125cm">
          <text:p/>
        </draw:line>
        <draw:custom-shape draw:style-name="gr7" draw:text-style-name="P7" draw:layer="layout" svg:width="1.27cm" svg:height="1.27cm" svg:x="16.794cm" svg:y="4.66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3.395cm" svg:y="2.4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4.098cm" svg:height="0.961cm" svg:x="6.964cm" svg:y="11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4</text:span></text:p>
              </table:table-cell>
              <table:table-cell>
                <text:p text:style-name="P4"><text:span text:style-name="T1">5</text:span></text:p>
              </table:table-cell>
              <table:table-cell>
                <text:p text:style-name="P4"><text:span text:style-name="T1">6</text:span></text:p>
              </table:table-cell>
              <table:table-cell>
                <text:p text:style-name="P4"><text:span text:style-name="T1">7</text:span></text:p>
              </table:table-cell>
              <table:table-cell>
                <text:p text:style-name="P4"><text:span text:style-name="T1">8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8" draw:text-style-name="P2" draw:layer="layout" svg:x1="10.693cm" svg:y1="12.6cm" svg:x2="10.693cm" svg:y2="13.337cm">
          <text:p/>
        </draw:line>
        <draw:line draw:style-name="gr8" draw:text-style-name="P2" draw:layer="layout" svg:x1="19.093cm" svg:y1="12.6cm" svg:x2="19.093cm" svg:y2="13.337cm">
          <text:p/>
        </draw:line>
        <draw:line draw:style-name="gr8" draw:text-style-name="P2" draw:layer="layout" svg:x1="19.093cm" svg:y1="13.262cm" svg:x2="10.693cm" svg:y2="13.262cm">
          <text:p/>
        </draw:line>
        <draw:line draw:style-name="gr9" draw:text-style-name="P2" draw:layer="layout" svg:x1="13.1cm" svg:y1="3.31cm" svg:x2="11.195cm" svg:y2="4.58cm">
          <text:p/>
        </draw:line>
        <draw:line draw:style-name="gr9" draw:text-style-name="P2" draw:layer="layout" svg:x1="15.005cm" svg:y1="3.275cm" svg:x2="16.91cm" svg:y2="4.545cm">
          <text:p/>
        </draw:line>
        <draw:line draw:style-name="gr9" draw:text-style-name="P2" draw:layer="layout" svg:x1="11.405cm" svg:y1="5.875cm" svg:x2="12.065cm" svg:y2="6.65cm">
          <text:p/>
        </draw:line>
        <draw:line draw:style-name="gr9" draw:text-style-name="P2" draw:layer="layout" svg:x1="18.405cm" svg:y1="5.875cm" svg:x2="19.065cm" svg:y2="6.65cm">
          <text:p/>
        </draw:line>
        <draw:line draw:style-name="gr9" draw:text-style-name="P2" draw:layer="layout" svg:x1="16.51cm" svg:y1="5.715cm" svg:x2="15.775cm" svg:y2="6.55cm">
          <text:p/>
        </draw:line>
        <draw:line draw:style-name="gr9" draw:text-style-name="P2" draw:layer="layout" svg:x1="18.515cm" svg:y1="8.055cm" svg:x2="18.18cm" svg:y2="8.75cm">
          <text:p/>
        </draw:line>
        <draw:line draw:style-name="gr8" draw:text-style-name="P2" draw:layer="layout" svg:x1="19.093cm" svg:y1="13.262cm" svg:x2="10.693cm" svg:y2="13.262cm">
          <text:p/>
        </draw:lin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 update" draw:style-name="dp1" draw:master-page-name="Default" presentation:presentation-page-layout-name="AL1T0">
        <office:forms form:automatic-focus="false" form:apply-design-mode="false"/>
        <draw:line draw:style-name="gr2" draw:text-style-name="P2" draw:layer="layout" svg:x1="8.59cm" svg:y1="7.721cm" svg:x2="7.83cm" svg:y2="9.525cm">
          <text:p/>
        </draw:line>
        <draw:custom-shape draw:style-name="gr3" draw:text-style-name="P9" draw:layer="layout" svg:width="1.27cm" svg:height="1.27cm" svg:x="7.085cm" svg:y="9.055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878cm" svg:y1="7.721cm" svg:x2="9.513cm" svg:y2="9.525cm">
          <text:p/>
        </draw:line>
        <draw:custom-shape draw:style-name="gr3" draw:text-style-name="P9" draw:layer="layout" svg:width="1.27cm" svg:height="1.27cm" svg:x="8.986cm" svg:y="9.056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19cm" svg:y1="7.721cm" svg:x2="11.43cm" svg:y2="9.525cm">
          <text:p/>
        </draw:line>
        <draw:custom-shape draw:style-name="gr3" draw:text-style-name="P9" draw:layer="layout" svg:width="1.27cm" svg:height="1.27cm" svg:x="10.787cm" svg:y="9.057cm">
          <text:p text:style-name="P8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477cm" svg:y1="7.721cm" svg:x2="13.112cm" svg:y2="9.525cm">
          <text:p/>
        </draw:line>
        <draw:custom-shape draw:style-name="gr3" draw:text-style-name="P9" draw:layer="layout" svg:width="1.27cm" svg:height="1.27cm" svg:x="12.588cm" svg:y="9.058cm">
          <text:p text:style-name="P8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9cm" svg:y1="7.721cm" svg:x2="14.83cm" svg:y2="9.525cm">
          <text:p/>
        </draw:line>
        <draw:custom-shape draw:style-name="gr3" draw:text-style-name="P9" draw:layer="layout" svg:width="1.27cm" svg:height="1.27cm" svg:x="14.289cm" svg:y="9.059cm">
          <text:p text:style-name="P8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075cm" svg:y1="7.721cm" svg:x2="16.71cm" svg:y2="9.525cm">
          <text:p/>
        </draw:line>
        <draw:custom-shape draw:style-name="gr10" draw:text-style-name="P10" draw:layer="layout" svg:width="1.27cm" svg:height="1.27cm" svg:x="16.09cm" svg:y="9.06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09cm" svg:y1="7.721cm" svg:x2="18.33cm" svg:y2="9.525cm">
          <text:p/>
        </draw:line>
        <draw:custom-shape draw:style-name="gr3" draw:text-style-name="P9" draw:layer="layout" svg:width="1.27cm" svg:height="1.27cm" svg:x="17.791cm" svg:y="9.061cm">
          <text:p text:style-name="P8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76cm" svg:y1="7.721cm" svg:x2="20.011cm" svg:y2="9.525cm">
          <text:p/>
        </draw:line>
        <draw:custom-shape draw:style-name="gr3" draw:text-style-name="P9" draw:layer="layout" svg:width="1.27cm" svg:height="1.27cm" svg:x="19.492cm" svg:y="9.062cm">
          <text:p text:style-name="P8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6cm" svg:y1="5.515cm" svg:x2="8.555cm" svg:y2="7.42cm">
          <text:p/>
        </draw:line>
        <draw:line draw:style-name="gr2" draw:text-style-name="P2" draw:layer="layout" svg:x1="10.461cm" svg:y1="5.516cm" svg:x2="8.556cm" svg:y2="7.421cm">
          <text:p/>
        </draw:line>
        <draw:custom-shape draw:style-name="gr3" draw:text-style-name="P9" draw:layer="layout" svg:width="1.27cm" svg:height="1.27cm" svg:x="8.092cm" svg:y="6.862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95cm" svg:y1="5.715cm" svg:x2="12.113cm" svg:y2="7.325cm">
          <text:p/>
        </draw:line>
        <draw:custom-shape draw:style-name="gr3" draw:text-style-name="P9" draw:layer="layout" svg:width="1.27cm" svg:height="1.27cm" svg:x="11.693cm" svg:y="6.863cm">
          <text:p text:style-name="P8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262cm" svg:y1="5.517cm" svg:x2="15.357cm" svg:y2="7.422cm">
          <text:p/>
        </draw:line>
        <draw:custom-shape draw:style-name="gr11" draw:text-style-name="P10" draw:layer="layout" svg:width="1.27cm" svg:height="1.27cm" svg:x="15.194cm" svg:y="6.864cm">
          <text:p text:style-name="P8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95cm" svg:y1="5.715cm" svg:x2="19.013cm" svg:y2="7.325cm">
          <text:p/>
        </draw:line>
        <draw:custom-shape draw:style-name="gr3" draw:text-style-name="P9" draw:layer="layout" svg:width="1.27cm" svg:height="1.27cm" svg:x="18.595cm" svg:y="6.865cm">
          <text:p text:style-name="P8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7cm" svg:y1="3.175cm" svg:x2="10.956cm" svg:y2="5.221cm">
          <text:p/>
        </draw:line>
        <draw:custom-shape draw:style-name="gr3" draw:text-style-name="P9" draw:layer="layout" svg:width="1.27cm" svg:height="1.27cm" svg:x="9.893cm" svg:y="4.663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97cm" svg:y1="3.175cm" svg:x2="17.213cm" svg:y2="5.125cm">
          <text:p/>
        </draw:line>
        <draw:custom-shape draw:style-name="gr11" draw:text-style-name="P10" draw:layer="layout" svg:width="1.27cm" svg:height="1.27cm" svg:x="16.794cm" svg:y="4.664cm">
          <text:p text:style-name="P8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27cm" svg:height="1.27cm" svg:x="13.395cm" svg:y="2.465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4.098cm" svg:height="0.961cm" svg:x="6.964cm" svg:y="11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4</text:span></text:p>
              </table:table-cell>
              <table:table-cell>
                <text:p text:style-name="P4"><text:span text:style-name="T1">5</text:span></text:p>
              </table:table-cell>
              <table:table-cell>
                <text:p text:style-name="P4"><text:span text:style-name="T1">6</text:span></text:p>
              </table:table-cell>
              <table:table-cell>
                <text:p text:style-name="P4"><text:span text:style-name="T1">7</text:span></text:p>
              </table:table-cell>
              <table:table-cell>
                <text:p text:style-name="P4"><text:span text:style-name="T1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layer="layout" svg:width="14.098cm" svg:height="0.961cm" svg:x="6.964cm" svg:y="11.0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2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3</text:p>
              </table:table-cell>
              <table:table-cell table:style-name="ce3">
                <text:p text:style-name="P11">9</text:p>
              </table:table-cell>
              <table:table-cell>
                <text:p text:style-name="P1">4</text:p>
              </table:table-cell>
              <table:table-cell>
                <text:p text:style-name="P1">6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ge update" draw:style-name="dp1" draw:master-page-name="Default" presentation:presentation-page-layout-name="AL1T0">
        <office:forms form:automatic-focus="false" form:apply-design-mode="false"/>
        <draw:line draw:style-name="gr2" draw:text-style-name="P2" draw:layer="layout" svg:x1="8.59cm" svg:y1="7.721cm" svg:x2="7.83cm" svg:y2="9.525cm">
          <text:p/>
        </draw:line>
        <draw:custom-shape draw:style-name="gr3" draw:text-style-name="P9" draw:layer="layout" svg:width="1.27cm" svg:height="1.27cm" svg:x="7.085cm" svg:y="9.055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878cm" svg:y1="7.721cm" svg:x2="9.513cm" svg:y2="9.525cm">
          <text:p/>
        </draw:line>
        <draw:custom-shape draw:style-name="gr10" draw:text-style-name="P10" draw:layer="layout" svg:width="1.27cm" svg:height="1.27cm" svg:x="8.986cm" svg:y="9.056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2.19cm" svg:y1="7.721cm" svg:x2="11.43cm" svg:y2="9.525cm">
          <text:p/>
        </draw:line>
        <draw:custom-shape draw:style-name="gr10" draw:text-style-name="P10" draw:layer="layout" svg:width="1.27cm" svg:height="1.27cm" svg:x="10.787cm" svg:y="9.057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2.477cm" svg:y1="7.721cm" svg:x2="13.112cm" svg:y2="9.525cm">
          <text:p/>
        </draw:line>
        <draw:custom-shape draw:style-name="gr10" draw:text-style-name="P10" draw:layer="layout" svg:width="1.27cm" svg:height="1.27cm" svg:x="12.588cm" svg:y="9.058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5.59cm" svg:y1="7.721cm" svg:x2="14.83cm" svg:y2="9.525cm">
          <text:p/>
        </draw:line>
        <draw:custom-shape draw:style-name="gr10" draw:text-style-name="P10" draw:layer="layout" svg:width="1.27cm" svg:height="1.27cm" svg:x="14.289cm" svg:y="9.059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075cm" svg:y1="7.721cm" svg:x2="16.71cm" svg:y2="9.525cm">
          <text:p/>
        </draw:line>
        <draw:custom-shape draw:style-name="gr12" draw:text-style-name="P10" draw:layer="layout" svg:width="1.27cm" svg:height="1.27cm" svg:x="16.09cm" svg:y="9.06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09cm" svg:y1="7.721cm" svg:x2="18.33cm" svg:y2="9.525cm">
          <text:p/>
        </draw:line>
        <draw:custom-shape draw:style-name="gr10" draw:text-style-name="P10" draw:layer="layout" svg:width="1.27cm" svg:height="1.27cm" svg:x="17.791cm" svg:y="9.061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76cm" svg:y1="7.721cm" svg:x2="20.011cm" svg:y2="9.525cm">
          <text:p/>
        </draw:line>
        <draw:custom-shape draw:style-name="gr3" draw:text-style-name="P9" draw:layer="layout" svg:width="1.27cm" svg:height="1.27cm" svg:x="19.492cm" svg:y="9.062cm">
          <text:p text:style-name="P8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46cm" svg:y1="5.515cm" svg:x2="8.555cm" svg:y2="7.42cm">
          <text:p/>
        </draw:line>
        <draw:line draw:style-name="gr5" draw:text-style-name="P2" draw:layer="layout" svg:x1="10.461cm" svg:y1="5.516cm" svg:x2="8.556cm" svg:y2="7.421cm">
          <text:p/>
        </draw:line>
        <draw:custom-shape draw:style-name="gr11" draw:text-style-name="P10" draw:layer="layout" svg:width="1.27cm" svg:height="1.27cm" svg:x="8.092cm" svg:y="6.862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795cm" svg:y1="5.715cm" svg:x2="12.113cm" svg:y2="7.325cm">
          <text:p/>
        </draw:line>
        <draw:custom-shape draw:style-name="gr11" draw:text-style-name="P10" draw:layer="layout" svg:width="1.27cm" svg:height="1.27cm" svg:x="11.693cm" svg:y="6.863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262cm" svg:y1="5.517cm" svg:x2="15.357cm" svg:y2="7.422cm">
          <text:p/>
        </draw:line>
        <draw:custom-shape draw:style-name="gr13" draw:text-style-name="P10" draw:layer="layout" svg:width="1.27cm" svg:height="1.27cm" svg:x="15.194cm" svg:y="6.864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695cm" svg:y1="5.715cm" svg:x2="19.013cm" svg:y2="7.325cm">
          <text:p/>
        </draw:line>
        <draw:custom-shape draw:style-name="gr11" draw:text-style-name="P10" draw:layer="layout" svg:width="1.27cm" svg:height="1.27cm" svg:x="18.595cm" svg:y="6.865cm">
          <text:p text:style-name="P8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97cm" svg:y1="3.175cm" svg:x2="10.956cm" svg:y2="5.221cm">
          <text:p/>
        </draw:line>
        <draw:custom-shape draw:style-name="gr11" draw:text-style-name="P10" draw:layer="layout" svg:width="1.27cm" svg:height="1.27cm" svg:x="9.893cm" svg:y="4.663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97cm" svg:y1="3.175cm" svg:x2="17.213cm" svg:y2="5.125cm">
          <text:p/>
        </draw:line>
        <draw:custom-shape draw:style-name="gr13" draw:text-style-name="P10" draw:layer="layout" svg:width="1.27cm" svg:height="1.27cm" svg:x="16.794cm" svg:y="4.664cm">
          <text:p text:style-name="P8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27cm" svg:height="1.27cm" svg:x="13.395cm" svg:y="2.465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4.098cm" svg:height="0.961cm" svg:x="6.964cm" svg:y="11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4</text:span></text:p>
              </table:table-cell>
              <table:table-cell>
                <text:p text:style-name="P4"><text:span text:style-name="T1">5</text:span></text:p>
              </table:table-cell>
              <table:table-cell>
                <text:p text:style-name="P4"><text:span text:style-name="T1">6</text:span></text:p>
              </table:table-cell>
              <table:table-cell>
                <text:p text:style-name="P4"><text:span text:style-name="T1">7</text:span></text:p>
              </table:table-cell>
              <table:table-cell>
                <text:p text:style-name="P4"><text:span text:style-name="T1">8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layer="layout" svg:width="14.098cm" svg:height="0.961cm" svg:x="6.964cm" svg:y="11.0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1">5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 table:style-name="ce1">
                <text:p text:style-name="P1">6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8" draw:text-style-name="P2" draw:layer="layout" svg:x1="8.89cm" svg:y1="12.598cm" svg:x2="8.89cm" svg:y2="13.335cm">
          <text:p/>
        </draw:line>
        <draw:line draw:style-name="gr8" draw:text-style-name="P2" draw:layer="layout" svg:x1="19.093cm" svg:y1="12.601cm" svg:x2="19.093cm" svg:y2="13.338cm">
          <text:p/>
        </draw:line>
        <draw:line draw:style-name="gr8" draw:text-style-name="P2" draw:layer="layout" svg:x1="19.093cm" svg:y1="13.263cm" svg:x2="8.89cm" svg:y2="13.263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2" draw:text-style-name="P2" draw:layer="layout" svg:x1="7.991cm" svg:y1="4.822cm" svg:x2="7.231cm" svg:y2="6.626cm">
          <text:p/>
        </draw:line>
        <draw:custom-shape draw:style-name="gr3" draw:text-style-name="P9" draw:layer="layout" svg:width="1.27cm" svg:height="1.27cm" svg:x="6.486cm" svg:y="6.156cm">
          <text:p text:style-name="P8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79cm" svg:y1="4.822cm" svg:x2="8.914cm" svg:y2="6.626cm">
          <text:p/>
        </draw:line>
        <draw:custom-shape draw:style-name="gr3" draw:text-style-name="P9" draw:layer="layout" svg:width="1.27cm" svg:height="1.27cm" svg:x="8.387cm" svg:y="6.157cm">
          <text:p text:style-name="P8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7.493cm" svg:y="3.963cm">
          <text:p text:style-name="P8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0.661cm" svg:height="0.607cm" svg:x="7.781cm" svg:y="3.321cm">
          <draw:text-box>
            <text:p text:style-name="P13"><text:span text:style-name="T3">x</text:span></text:p>
          </draw:text-box>
        </draw:frame>
        <draw:line draw:style-name="gr2" draw:text-style-name="P2" draw:layer="layout" svg:x1="13.192cm" svg:y1="4.823cm" svg:x2="12.432cm" svg:y2="6.627cm">
          <text:p/>
        </draw:line>
        <draw:custom-shape draw:style-name="gr3" draw:text-style-name="P9" draw:layer="layout" svg:width="1.27cm" svg:height="1.27cm" svg:x="11.687cm" svg:y="6.157cm">
          <text:p text:style-name="P8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48cm" svg:y1="4.823cm" svg:x2="14.115cm" svg:y2="6.627cm">
          <text:p/>
        </draw:line>
        <draw:custom-shape draw:style-name="gr3" draw:text-style-name="P9" draw:layer="layout" svg:width="1.27cm" svg:height="1.27cm" svg:x="13.588cm" svg:y="6.158cm">
          <text:p text:style-name="P8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27cm" svg:height="1.27cm" svg:x="12.694cm" svg:y="3.964cm">
          <text:p text:style-name="P8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0.661cm" svg:height="0.607cm" svg:x="11.982cm" svg:y="5.622cm">
          <draw:text-box>
            <text:p text:style-name="P13"><text:span text:style-name="T3">x</text:span></text:p>
          </draw:text-box>
        </draw:frame>
        <draw:frame draw:style-name="gr14" draw:text-style-name="P14" draw:layer="layout" svg:width="0.661cm" svg:height="0.607cm" svg:x="13.983cm" svg:y="5.623cm">
          <draw:text-box>
            <text:p text:style-name="P13"><text:span text:style-name="T3">x</text:span></text:p>
          </draw:text-box>
        </draw:frame>
        <draw:line draw:style-name="gr16" draw:text-style-name="P2" draw:layer="layout" svg:x1="12.694cm" svg:y1="5.08cm" svg:x2="12.365cm" svg:y2="5.715cm">
          <text:p/>
        </draw:line>
        <draw:line draw:style-name="gr16" draw:text-style-name="P2" draw:layer="layout" svg:x1="13.864cm" svg:y1="5.023cm" svg:x2="14.24cm" svg:y2="5.75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zy propagation" draw:style-name="dp1" draw:master-page-name="Default" presentation:presentation-page-layout-name="AL1T0">
        <office:forms form:automatic-focus="false" form:apply-design-mode="false"/>
        <draw:line draw:style-name="gr2" draw:text-style-name="P2" draw:layer="layout" svg:x1="8.59cm" svg:y1="7.721cm" svg:x2="7.83cm" svg:y2="9.525cm">
          <text:p/>
        </draw:line>
        <draw:custom-shape draw:style-name="gr3" draw:text-style-name="P9" draw:layer="layout" svg:width="1.27cm" svg:height="1.27cm" svg:x="7.085cm" svg:y="9.055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878cm" svg:y1="7.721cm" svg:x2="9.513cm" svg:y2="9.525cm">
          <text:p/>
        </draw:line>
        <draw:custom-shape draw:style-name="gr10" draw:text-style-name="P10" draw:layer="layout" svg:width="1.27cm" svg:height="1.27cm" svg:x="8.986cm" svg:y="9.056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19cm" svg:y1="7.721cm" svg:x2="11.43cm" svg:y2="9.525cm">
          <text:p/>
        </draw:line>
        <draw:custom-shape draw:style-name="gr3" draw:text-style-name="P9" draw:layer="layout" svg:width="1.27cm" svg:height="1.27cm" svg:x="10.787cm" svg:y="9.057cm">
          <text:p text:style-name="P8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477cm" svg:y1="7.721cm" svg:x2="13.112cm" svg:y2="9.525cm">
          <text:p/>
        </draw:line>
        <draw:custom-shape draw:style-name="gr3" draw:text-style-name="P9" draw:layer="layout" svg:width="1.27cm" svg:height="1.27cm" svg:x="12.588cm" svg:y="9.058cm">
          <text:p text:style-name="P8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9cm" svg:y1="7.721cm" svg:x2="14.83cm" svg:y2="9.525cm">
          <text:p/>
        </draw:line>
        <draw:custom-shape draw:style-name="gr3" draw:text-style-name="P9" draw:layer="layout" svg:width="1.27cm" svg:height="1.27cm" svg:x="14.289cm" svg:y="9.059cm">
          <text:p text:style-name="P8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6.075cm" svg:y1="7.721cm" svg:x2="16.71cm" svg:y2="9.525cm">
          <text:p/>
        </draw:line>
        <draw:custom-shape draw:style-name="gr18" draw:text-style-name="P15" draw:layer="layout" svg:width="1.27cm" svg:height="1.27cm" svg:x="16.09cm" svg:y="9.06cm">
          <text:p text:style-name="P8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09cm" svg:y1="7.721cm" svg:x2="18.33cm" svg:y2="9.525cm">
          <text:p/>
        </draw:line>
        <draw:custom-shape draw:style-name="gr10" draw:text-style-name="P10" draw:layer="layout" svg:width="1.27cm" svg:height="1.27cm" svg:x="17.791cm" svg:y="9.061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76cm" svg:y1="7.721cm" svg:x2="20.011cm" svg:y2="9.525cm">
          <text:p/>
        </draw:line>
        <draw:custom-shape draw:style-name="gr3" draw:text-style-name="P9" draw:layer="layout" svg:width="1.27cm" svg:height="1.27cm" svg:x="19.492cm" svg:y="9.062cm">
          <text:p text:style-name="P8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46cm" svg:y1="5.515cm" svg:x2="8.555cm" svg:y2="7.42cm">
          <text:p/>
        </draw:line>
        <draw:custom-shape draw:style-name="gr11" draw:text-style-name="P10" draw:layer="layout" svg:width="1.27cm" svg:height="1.27cm" svg:x="8.092cm" svg:y="6.862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795cm" svg:y1="5.715cm" svg:x2="12.113cm" svg:y2="7.325cm">
          <text:p/>
        </draw:line>
        <draw:custom-shape draw:style-name="gr10" draw:text-style-name="P10" draw:layer="layout" svg:width="1.27cm" svg:height="1.27cm" svg:x="11.693cm" svg:y="6.863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262cm" svg:y1="5.517cm" svg:x2="15.357cm" svg:y2="7.422cm">
          <text:p/>
        </draw:line>
        <draw:custom-shape draw:style-name="gr12" draw:text-style-name="P10" draw:layer="layout" svg:width="1.27cm" svg:height="1.27cm" svg:x="15.194cm" svg:y="6.864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695cm" svg:y1="5.715cm" svg:x2="19.013cm" svg:y2="7.325cm">
          <text:p/>
        </draw:line>
        <draw:custom-shape draw:style-name="gr11" draw:text-style-name="P10" draw:layer="layout" svg:width="1.27cm" svg:height="1.27cm" svg:x="18.595cm" svg:y="6.865cm">
          <text:p text:style-name="P8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97cm" svg:y1="3.175cm" svg:x2="10.956cm" svg:y2="5.221cm">
          <text:p/>
        </draw:line>
        <draw:custom-shape draw:style-name="gr11" draw:text-style-name="P10" draw:layer="layout" svg:width="1.27cm" svg:height="1.27cm" svg:x="9.893cm" svg:y="4.663cm">
          <text:p text:style-name="P8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97cm" svg:y1="3.175cm" svg:x2="17.213cm" svg:y2="5.125cm">
          <text:p/>
        </draw:line>
        <draw:custom-shape draw:style-name="gr13" draw:text-style-name="P10" draw:layer="layout" svg:width="1.27cm" svg:height="1.27cm" svg:x="16.794cm" svg:y="4.664cm">
          <text:p text:style-name="P8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1.27cm" svg:height="1.27cm" svg:x="13.395cm" svg:y="2.465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layer="layout" svg:width="14.098cm" svg:height="0.961cm" svg:x="6.964cm" svg:y="11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4</text:span></text:p>
              </table:table-cell>
              <table:table-cell>
                <text:p text:style-name="P4"><text:span text:style-name="T1">5</text:span></text:p>
              </table:table-cell>
              <table:table-cell>
                <text:p text:style-name="P4"><text:span text:style-name="T1">6</text:span></text:p>
              </table:table-cell>
              <table:table-cell>
                <text:p text:style-name="P4"><text:span text:style-name="T1">7</text:span></text:p>
              </table:table-cell>
              <table:table-cell>
                <text:p text:style-name="P4"><text:span text:style-name="T1">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layer="layout" svg:width="14.098cm" svg:height="0.961cm" svg:x="6.965cm" svg:y="11.0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1">5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>
                <text:p text:style-name="P11">9</text:p>
              </table:table-cell>
              <table:table-cell table:style-name="ce1">
                <text:p text:style-name="P1">6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4" draw:text-style-name="P14" draw:layer="layout" svg:width="0.679cm" svg:height="0.607cm" svg:x="11.08cm" svg:y="8.52cm">
          <draw:text-box>
            <text:p text:style-name="P13"><text:span text:style-name="T3">9</text:span></text:p>
          </draw:text-box>
        </draw:frame>
        <draw:line draw:style-name="gr5" draw:text-style-name="P2" draw:layer="layout" svg:x1="17.263cm" svg:y1="5.518cm" svg:x2="15.358cm" svg:y2="7.423cm">
          <text:p/>
        </draw:line>
        <draw:frame draw:style-name="gr14" draw:text-style-name="P16" draw:layer="layout" svg:width="0.679cm" svg:height="0.607cm" svg:x="12.881cm" svg:y="8.521cm">
          <draw:text-box>
            <text:p text:style-name="P13"><text:span text:style-name="T3">9</text:span></text:p>
          </draw:text-box>
        </draw:frame>
        <draw:frame draw:style-name="gr14" draw:text-style-name="P16" draw:layer="layout" svg:width="0.679cm" svg:height="0.607cm" svg:x="14.582cm" svg:y="8.522cm">
          <draw:text-box>
            <text:p text:style-name="P13"><text:span text:style-name="T3">9</text:span></text:p>
          </draw:text-box>
        </draw:frame>
        <draw:frame draw:style-name="gr14" draw:text-style-name="P16" draw:layer="layout" svg:width="0.679cm" svg:height="0.607cm" svg:x="16.383cm" svg:y="8.523cm">
          <draw:text-box>
            <text:p text:style-name="P13"><text:span text:style-name="T3">9</text:span></text:p>
          </draw:text-box>
        </draw:frame>
        <draw:line draw:style-name="gr8" draw:text-style-name="P2" draw:layer="layout" svg:x1="8.891cm" svg:y1="12.598cm" svg:x2="8.891cm" svg:y2="13.335cm">
          <text:p/>
        </draw:line>
        <draw:line draw:style-name="gr8" draw:text-style-name="P2" draw:layer="layout" svg:x1="19.094cm" svg:y1="12.601cm" svg:x2="19.094cm" svg:y2="13.338cm">
          <text:p/>
        </draw:line>
        <draw:line draw:style-name="gr8" draw:text-style-name="P2" draw:layer="layout" svg:x1="19.094cm" svg:y1="13.263cm" svg:x2="8.891cm" svg:y2="13.263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2a6099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08:58:23.615778082</meta:creation-date>
    <dc:date>2025-01-04T16:17:20.325934979</dc:date>
    <meta:editing-duration>PT1H41M9S</meta:editing-duration>
    <meta:editing-cycles>13</meta:editing-cycles>
    <meta:generator>LibreOffice/24.8.3.2$Linux_X86_64 LibreOffice_project/480$Build-2</meta:generator>
    <meta:document-statistic meta:object-count="228"/>
  </office:meta>
</office:document-meta>
</file>